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is a high quality light giving an unusual and distinctive 3D effect which looks amazing in any mobile DJ setup. Good value for money with cheap replaceable lamps, this would also fit in any bedroom setup. </text:p>
      <text:p text:style-name="Standard"/>
      <text:p text:style-name="Standard"/>
      <text:p text:style-name="Standard"/>
      <text:p text:style-name="Standard"/>
      <text:p text:style-name="Text_20_body">This is a high quality light giving an unusual and distinctive 3D effect which looks amazing in any mobile DJ setup. Good value for money with cheap replaceable lamps, this would also fit in any bedroom setup.</text:p>
      <text:p text:style-name="Text_20_body">Featuring a slow rotating effects wheel which projects a beam onto a multi-colored dichroic dish, creating a hallucinary effect.<text:line-break/>Powerful 250 watt light output fills the venue with<text:line-break/>laser sharp beams.<text:line-break/>Selector switch to select between constant or<text:line-break/>sound activation and static functions<text:line-break/>Focus adjustable, fan cooled, and easy lamp access door.<text:line-break/>Perfect for clubs, pubs, bars, parties and mobile DJs etc.<text:line-break/>ELC A1/259 250w Halogen Lamp Include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8S</meta:editing-duration>
    <meta:editing-cycles>3</meta:editing-cycles>
    <meta:generator>OpenOffice/4.1.1$Win32 OpenOffice.org_project/411m6$Build-9775</meta:generator>
    <dc:date>2018-02-19T19:09:33.25</dc:date>
    <meta:document-statistic meta:table-count="0" meta:image-count="0" meta:object-count="0" meta:page-count="1" meta:paragraph-count="3" meta:word-count="142" meta:character-count="856"/>
    <dc:creator>Marti </dc:creator>
    <meta:user-defined meta:name="Info 1"/>
    <meta:user-defined meta:name="Info 2"/>
    <meta:user-defined meta:name="Info 3"/>
    <meta:user-defined meta:name="Info 4"/>
  </office:meta>
</office:document-meta>
</file>